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6141732283465pt" style:use-optimal-column-width="true"/>
    </style:style>
    <style:style style:name="ACOL-2" style:family="table-column"/>
    <style:style style:name="AROW-1" style:family="table-row">
      <style:table-row-properties style:row-height="12.840944881889765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stres" table:style-name="ta-0" table:print="false">
        <office:forms form:automatic-focus="false" form:apply-design-mode="false">
          <form:form/>
        </office:forms>
        <table:table-column table:style-name="ACOL-1" table:number-columns-repeated="5"/>
        <table:table-column table:style-name="ACOL-0" table:number-columns-repeated="123"/>
        <table:table-row table:style-name="AROW-1">
          <table:table-cell table:style-name="ACE-1" office:value-type="string">
            <text:p>d (m)</text:p>
          </table:table-cell>
          <table:table-cell table:style-name="ACE-1" office:value-type="float" office:value="100">
            <text:p>100</text:p>
          </table:table-cell>
          <table:table-cell table:style-name="ACE-1"/>
          <table:table-cell table:style-name="ACE-1" office:value-type="string">
            <text:p>G</text:p>
          </table:table-cell>
          <table:table-cell table:style-name="ACE-1" table:formula="of:=6.6699999999999999*10^-11" office:value-type="float" office:value="6.67e-11">
            <text:p>6.67E-11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D</text:p>
          </table:table-cell>
          <table:table-cell table:style-name="ACE-1" office:value-type="float" office:value="1">
            <text:p>1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r1 (m)</text:p>
          </table:table-cell>
          <table:table-cell table:style-name="ACE-1" office:value-type="float" office:value="5">
            <text:p>5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r2 (m)</text:p>
          </table:table-cell>
          <table:table-cell table:style-name="ACE-1" office:value-type="float" office:value="10">
            <text:p>10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V1</text:p>
          </table:table-cell>
          <table:table-cell table:style-name="ACE-1" table:formula="of:=(4/3)*PI()*[.B3]^3" office:value-type="float" office:value="523.59877559829886">
            <text:p>523.598776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V2</text:p>
          </table:table-cell>
          <table:table-cell table:style-name="ACE-1" table:formula="of:=(4/3)*PI()*[.B4]^3" office:value-type="float" office:value="4188.7902047863909">
            <text:p>4188.7902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m1 (kg)</text:p>
          </table:table-cell>
          <table:table-cell table:style-name="ACE-1" table:formula="of:=[.B5]*[.$B$2]*1000" office:value-type="float" office:value="523598.77559829887">
            <text:p>523598.776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m2 (kg)</text:p>
          </table:table-cell>
          <table:table-cell table:style-name="ACE-1" table:formula="of:=[.B6]*[.$B$2]*1000" office:value-type="float" office:value="4188790.204786391">
            <text:p>4188790.2</text:p>
          </table:table-cell>
          <table:table-cell table:number-columns-repeated="126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F=</text:p>
          </table:table-cell>
          <table:table-cell table:style-name="ACE-1" table:formula="of:=[.E1]*([.B7]*[.B8])/[.B1]^2" office:value-type="float" office:value="0.014628946967836893">
            <text:p>0.01462895</text:p>
          </table:table-cell>
          <table:table-cell table:number-columns-repeated="126" table:style-name="ACE-1"/>
        </table:table-row>
        <table:table-row table:style-name="AROW-0" table:number-rows-repeated="118">
          <table:table-cell table:number-columns-repeated="128"/>
        </table:table-row>
        <table:named-expressions>
          <table:named-expression table:name="Print_Area" table:expression="of:=#REF!" table:base-cell-address="$'astres'.$A$1"/>
          <table:named-expression table:name="Sheet_Title" table:expression="of:=&quot;astres&quot;" table:base-cell-address="$'astres'.$A$1"/>
        </table:named-expressions>
        <gnm:selections gnm:cursor-col="3" gnm:cursor-row="4">
          <gnm:selection gnm:start-col="3" gnm:start-row="4" gnm:end-col="3" gnm:end-row="4"/>
        </gnm:selections>
      </table:table>
      <table:table table:name="position" table:style-name="ta-1" table:print="fals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0" table:number-columns-repeated="2"/>
        <table:table-column table:default-cell-style-name="ACE-2" table:style-name="ACOL-0" table:number-columns-repeated="125"/>
        <table:table-row table:style-name="AROW-3">
          <table:table-cell table:style-name="ACE-2"/>
          <table:table-cell table:style-name="ACE-2" office:value-type="string">
            <text:p>planet 1</text:p>
          </table:table-cell>
          <table:table-cell table:style-name="ACE-2" office:value-type="string">
            <text:p>planet 2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x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135">
            <text:p>135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y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100">
            <text:p>100</text:p>
          </table:table-cell>
          <table:table-cell table:number-columns-repeated="125" table:style-name="ACE-2"/>
        </table:table-row>
        <table:table-row table:style-name="AROW-3">
          <table:table-cell table:style-name="ACE-2" office:value-type="string">
            <text:p>r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0">
            <text:p>10</text:p>
          </table:table-cell>
          <table:table-cell table:number-columns-repeated="125" table:style-name="ACE-2"/>
        </table:table-row>
        <table:table-row table:style-name="AROW-0">
          <table:table-cell table:number-columns-repeated="128"/>
        </table:table-row>
        <table:table-row table:style-name="AROW-3">
          <table:table-cell table:style-name="ACE-2" office:value-type="string">
            <text:p>distance</text:p>
          </table:table-cell>
          <table:table-cell table:style-name="ACE-2" table:formula="of:=SQRT(([.B2]-[.C2])^2+([.B3]-[.C3])^2)" office:value-type="float" office:value="15.811388300841896">
            <text:p>15,8114</text:p>
          </table:table-cell>
          <table:table-cell table:number-columns-repeated="126" table:style-name="ACE-2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position'.$A$1"/>
          <table:named-expression table:name="Sheet_Title" table:expression="of:=&quot;position&quot;" table:base-cell-address="$'position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design" table:style-name="ta-2" table:print="fals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design'.$A$1"/>
          <table:named-expression table:name="Sheet_Title" table:expression="of:=&quot;design&quot;" table:base-cell-address="$'design'.$A$1"/>
        </table:named-expressions>
        <gnm:selections gnm:cursor-col="0" gnm:cursor-row="0">
          <gnm:selection gnm:start-col="0" gnm:start-row="0" gnm:end-col="6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astr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osi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desig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nathan </dc:creator>
    <dc:date>2019-08-01T10:57:31Z</dc:date>
    <meta:creation-date>2019-07-24T14:19:02Z</meta:creation-date>
    <meta:editing-cycles>2</meta:editing-cycles>
    <meta:editing-duration>PT10M4S</meta:editing-duration>
    <meta:generator>gnumeric/1.12.35</meta:generator>
    <meta:initial-creator>jonathan </meta:initial-creator>
  </office:meta>
</office:document-meta>
</file>